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2.842cm" fo:break-before="auto" style:use-optimal-row-height="true"/>
    </style:style>
    <style:style style:name="ro3" style:family="table-row">
      <style:table-row-properties style:row-height="2.439cm" fo:break-before="auto" style:use-optimal-row-height="true"/>
    </style:style>
    <style:style style:name="ro4" style:family="table-row">
      <style:table-row-properties style:row-height="2.81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NZ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NZ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1" table:default-cell-style-name="Default"/>
        <table:table-row table:style-name="ro1">
          <table:table-cell table:number-columns-repeated="7"/>
          <table:table-cell office:value-type="string" calcext:value-type="string">
            <text:p>delta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avg</text:p>
          </table:table-cell>
          <table:table-cell/>
          <table:table-cell table:formula="of:=AVERAGE([.$J$7:.$J$10])" office:value-type="float" office:value="12.5920138888889" calcext:value-type="float">
            <text:p>12.5920138888889</text:p>
          </table:table-cell>
          <table:table-cell office:value-type="string" calcext:value-type="string">
            <text:p>[hr]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stdev</text:p>
          </table:table-cell>
          <table:table-cell/>
          <table:table-cell table:formula="of:=COM.MICROSOFT.STDEV.P([.H7:.H10])/(60*60)" office:value-type="float" office:value="11.4038460698231" calcext:value-type="float">
            <text:p>11.4038460698231</text:p>
          </table:table-cell>
          <table:table-cell office:value-type="string" calcext:value-type="string">
            <text:p>[hr]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number-columns-repeated="7"/>
          <table:table-cell office:value-type="string" calcext:value-type="string">
            <text:p>delta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[s]</text:p>
          </table:table-cell>
          <table:table-cell office:value-type="string" calcext:value-type="string">
            <text:p>[min]</text:p>
          </table:table-cell>
          <table:table-cell office:value-type="string" calcext:value-type="string">
            <text:p>[hr]</text:p>
          </table:table-cell>
          <table:table-cell/>
        </table:table-row>
        <table:table-row table:style-name="ro2">
          <table:table-cell table:number-columns-repeated="3"/>
          <table:table-cell table:style-name="ce2" office:value-type="string" calcext:value-type="string">
            <text:p>pet-battle-api</text:p>
          </table:table-cell>
          <table:table-cell table:style-name="ce2" office:value-type="string" calcext:value-type="string">
            <text:p>f0a537a</text:p>
          </table:table-cell>
          <table:table-cell table:style-name="ce2" office:value-type="string" calcext:value-type="string">
            <text:p>sha256:a436849dc57326a2e31ceb49867cdd55d0a88f1ab78ba9137669a56a398e93a3</text:p>
          </table:table-cell>
          <table:table-cell table:style-name="ce2" office:value-type="float" office:value="1644972298" calcext:value-type="float">
            <text:p>1644972298</text:p>
          </table:table-cell>
          <table:table-cell table:formula="of:=[.G7]-[.G8]" office:value-type="float" office:value="2851" calcext:value-type="float">
            <text:p>2851</text:p>
          </table:table-cell>
          <table:table-cell table:formula="of:=[.H7]/60" office:value-type="float" office:value="47.5166666666667" calcext:value-type="float">
            <text:p>47.5166666666667</text:p>
          </table:table-cell>
          <table:table-cell table:formula="of:=[.I7]/60" office:value-type="float" office:value="0.791944444444444" calcext:value-type="float">
            <text:p>0.791944444444444</text:p>
          </table:table-cell>
          <table:table-cell/>
        </table:table-row>
        <table:table-row table:style-name="ro3">
          <table:table-cell table:number-columns-repeated="2"/>
          <table:table-cell table:style-name="ce1"/>
          <table:table-cell table:style-name="ce2" office:value-type="string" calcext:value-type="string">
            <text:p>pet-battle-api</text:p>
          </table:table-cell>
          <table:table-cell table:style-name="ce2" office:value-type="string" calcext:value-type="string">
            <text:p>97baafa</text:p>
          </table:table-cell>
          <table:table-cell table:style-name="ce2" office:value-type="string" calcext:value-type="string">
            <text:p>sha256:8017626c18b1ec44d1f7ca8f2860cb694a33fa3796b4f9de4bbf40045ed2af9a</text:p>
          </table:table-cell>
          <table:table-cell table:style-name="ce2" office:value-type="float" office:value="1644969447" calcext:value-type="float">
            <text:p>1644969447</text:p>
          </table:table-cell>
          <table:table-cell table:formula="of:=[.G8]-[.G9]" office:value-type="float" office:value="72318" calcext:value-type="float">
            <text:p>72318</text:p>
          </table:table-cell>
          <table:table-cell table:formula="of:=[.H8]/60" office:value-type="float" office:value="1205.3" calcext:value-type="float">
            <text:p>1205.3</text:p>
          </table:table-cell>
          <table:table-cell table:formula="of:=[.I8]/60" office:value-type="float" office:value="20.0883333333333" calcext:value-type="float">
            <text:p>20.0883333333333</text:p>
          </table:table-cell>
          <table:table-cell/>
        </table:table-row>
        <table:table-row table:style-name="ro4">
          <table:table-cell/>
          <table:table-cell table:style-name="ce1" table:number-columns-repeated="2"/>
          <table:table-cell table:style-name="ce2" office:value-type="string" calcext:value-type="string">
            <text:p>pet-battle-api</text:p>
          </table:table-cell>
          <table:table-cell table:style-name="ce2" office:value-type="string" calcext:value-type="string">
            <text:p>2a9539d</text:p>
          </table:table-cell>
          <table:table-cell table:style-name="ce2" office:value-type="string" calcext:value-type="string">
            <text:p>sha256:cbd900a42d598de6f08418b599b9a5808eb016abb1f9577bcba4aed5b1c430b4</text:p>
          </table:table-cell>
          <table:table-cell table:style-name="ce2" office:value-type="float" office:value="1644897129" calcext:value-type="float">
            <text:p>1644897129</text:p>
          </table:table-cell>
          <table:table-cell table:formula="of:=[.G9]-[.G10]" office:value-type="float" office:value="98293" calcext:value-type="float">
            <text:p>98293</text:p>
          </table:table-cell>
          <table:table-cell table:formula="of:=[.H9]/60" office:value-type="float" office:value="1638.21666666667" calcext:value-type="float">
            <text:p>1638.21666666667</text:p>
          </table:table-cell>
          <table:table-cell table:formula="of:=[.I9]/60" office:value-type="float" office:value="27.3036111111111" calcext:value-type="float">
            <text:p>27.3036111111111</text:p>
          </table:table-cell>
          <table:table-cell/>
        </table:table-row>
        <table:table-row table:style-name="ro4">
          <table:table-cell/>
          <table:table-cell table:style-name="ce1" table:number-columns-repeated="2"/>
          <table:table-cell table:style-name="ce2" office:value-type="string" calcext:value-type="string">
            <text:p>pet-battle-api</text:p>
          </table:table-cell>
          <table:table-cell table:style-name="ce2" office:value-type="string" calcext:value-type="string">
            <text:p>42d9a31</text:p>
          </table:table-cell>
          <table:table-cell table:style-name="ce2" office:value-type="string" calcext:value-type="string">
            <text:p>sha256:3306a80605efc596b74b6e74224fd3b6d920f72ab9a38f1298b7000a8e7c2cfa</text:p>
          </table:table-cell>
          <table:table-cell table:style-name="ce2" office:value-type="float" office:value="1644798836" calcext:value-type="float">
            <text:p>1644798836</text:p>
          </table:table-cell>
          <table:table-cell table:formula="of:=[.G10]-[.G11]" office:value-type="float" office:value="7863" calcext:value-type="float">
            <text:p>7863</text:p>
          </table:table-cell>
          <table:table-cell table:formula="of:=[.H10]/60" office:value-type="float" office:value="131.05" calcext:value-type="float">
            <text:p>131.05</text:p>
          </table:table-cell>
          <table:table-cell table:formula="of:=[.I10]/60" office:value-type="float" office:value="2.18416666666667" calcext:value-type="float">
            <text:p>2.18416666666667</text:p>
          </table:table-cell>
          <table:table-cell/>
        </table:table-row>
        <table:table-row table:style-name="ro3">
          <table:table-cell table:number-columns-repeated="2"/>
          <table:table-cell table:style-name="ce1"/>
          <table:table-cell table:style-name="ce2" office:value-type="string" calcext:value-type="string">
            <text:p>pet-battle-api</text:p>
          </table:table-cell>
          <table:table-cell table:style-name="ce2" office:value-type="string" calcext:value-type="string">
            <text:p>79878d0</text:p>
          </table:table-cell>
          <table:table-cell table:style-name="ce2" office:value-type="string" calcext:value-type="string">
            <text:p>sha256:6931979ff6ee2c1ee748320f4c17c6633c3935f7ee8195f77b3df2110bcaa975</text:p>
          </table:table-cell>
          <table:table-cell table:style-name="ce2" office:value-type="float" office:value="1644790973" calcext:value-type="float">
            <text:p>1644790973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NZ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1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14T08:36:13.555723899</meta:creation-date>
    <dc:date>2022-02-16T11:17:36.111682260</dc:date>
    <meta:editing-duration>P1DT19H57M38S</meta:editing-duration>
    <meta:editing-cycles>5</meta:editing-cycles>
    <meta:generator>LibreOffice/7.2.5.2.0$Linux_X86_64 LibreOffice_project/20$Build-2</meta:generator>
    <meta:document-statistic meta:table-count="1" meta:cell-count="43" meta:object-count="0"/>
  </office:meta>
</office:document-meta>
</file>